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 table:number-rows-repeated="104786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.00.0000</text:date>, <text:time style:data-style-name="N2" text:time-value="11:56:43.2965983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09-23T11:59:41.050198891</dc:date>
    <meta:editing-cycles>397</meta:editing-cycles>
    <meta:editing-duration>PT18H25M29S</meta:editing-duration>
    <meta:document-statistic meta:table-count="2" meta:cell-count="1669" meta:object-count="0"/>
    <meta:user-defined meta:name="Info 1"/>
    <meta:user-defined meta:name="Info 2"/>
    <meta:user-defined meta:name="Info 3"/>
    <meta:user-defined meta:name="Info 4"/>
  </office:meta>
</office:document-meta>
</file>